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atureSpi.engineSetParameter( java . security . spec . AlgorithmParameter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Spi.Signature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Spi.engineInitSign( java . security . PrivateKey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Spi.engineSign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Spi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